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fo:background-color="#fffff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3" style:family="paragraph" style:parent-style-name="Standard" style:list-style-name="L11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TP1</text:p>
      <text:p text:style-name="P3">TANG Yuke</text:p>
      <text:p text:style-name="P3">07/11/2017</text:p>
      <text:p text:style-name="P2"/>
      <text:p text:style-name="P2"/>
      <text:p text:style-name="P10">Système de contrôle d’accès à un bâtiment </text:p>
      <text:p text:style-name="P4"/>
      <text:p text:style-name="P8">But du système:</text:p>
      <text:p text:style-name="P6"><text:tab/>Réaliser un système qui <text:span text:style-name="T1">contrôle </text:span>des portes. Les droits d’accéder à ces portes sont définis par <text:s/>groupes. Les gens qui sont dans le même groupe ont les mes droits d’accès. </text:p>
      <text:p text:style-name="P6">Le système permet de <text:span text:style-name="T1">configurer</text:span> les droits d’accès et <text:span text:style-name="T1">surveiller </text:span>les accès. </text:p>
      <text:p text:style-name="P6"/>
      <text:p text:style-name="P5">Composition matérielle:</text:p>
      <text:list xml:id="list5110977507404523489" text:style-name="L1">
        <text:list-item>
          <text:p text:style-name="P14">porte de fermeture automatique (serrure électronique)</text:p>
        </text:list-item>
        <text:list-item>
          <text:p text:style-name="P14">lecteur de badges</text:p>
        </text:list-item>
        <text:list-item>
          <text:p text:style-name="P14">badge</text:p>
        </text:list-item>
        <text:list-item>
          <text:p text:style-name="P14">écran de contrôle</text:p>
        </text:list-item>
      </text:list>
      <text:p text:style-name="P5">Composition logicielle:</text:p>
      <text:list xml:id="list336461578587231107" text:style-name="L2">
        <text:list-item>
          <text:p text:style-name="P15">système de gestion de calendrier</text:p>
        </text:list-item>
        <text:list-item>
          <text:p text:style-name="P15">système de gestion de groupe</text:p>
        </text:list-item>
        <text:list-item>
          <text:p text:style-name="P15">système de sécurité</text:p>
        </text:list-item>
      </text:list>
      <text:p text:style-name="P6"/>
      <text:p text:style-name="P8">Acteurs humains:</text:p>
      <text:p text:style-name="P6">- <text:span text:style-name="T1">Le superviseur</text:span></text:p>
      <text:p text:style-name="P6">Configure/Modifie les informations sur les groupes et ses membres. Modifier le calendrier.</text:p>
      <text:p text:style-name="P9">Concept métier:</text:p>
      <text:list xml:id="list7113055442618310493" text:style-name="L3">
        <text:list-item>
          <text:p text:style-name="P16">membre: nom, prénom, numéro de téléphone, numéro de badge, groupe</text:p>
        </text:list-item>
        <text:list-item>
          <text:p text:style-name="P16">groupe: nom du groupe, liste des membre, liste de portes accessible</text:p>
        </text:list-item>
        <text:list-item>
          <text:p text:style-name="P16">calendrier: nom de la semaine type, description de la semaine, les jours en tranches horaires, la valide de l’accès heure par heure </text:p>
        </text:list-item>
      </text:list>
      <text:p text:style-name="P6"><text:span text:style-name="T1">Spécification: </text:span>Informations stockées dans un disque dur. Le superviseur utilise un ordinateur qui contient les logiciels de gestion de calendrier et de groupe.</text:p>
      <text:p text:style-name="P6"/>
      <text:p text:style-name="P6">-<text:span text:style-name="T1"> Le gardien</text:span></text:p>
      <text:p text:style-name="P6">En charge de la surveillance et des opérations de sécurité. Utiliser le système de sécurité</text:p>
      <text:p text:style-name="P5">Concept métier:</text:p>
      <text:list xml:id="list8527093868311520995" text:style-name="L4">
        <text:list-item>
          <text:p text:style-name="P17">rapport des événements: début, fin</text:p>
        </text:list-item>
        <text:list-item>
          <text:p text:style-name="P17">purger des événements<text:span text:style-name="T3">: </text:span>début, fin</text:p>
        </text:list-item>
        <text:list-item>
          <text:p text:style-name="P17">rapport des alarmes: période de rafraîchissement</text:p>
        </text:list-item>
        <text:list-item>
          <text:p text:style-name="P17">informations sur les accès à une porte: liste des portes, état, valeur de la confidentialité, dix derniers événements</text:p>
        </text:list-item>
      </text:list>
      <text:p text:style-name="P6"><text:span text:style-name="T1">Spécification: </text:span>Le gardien interagit avec la partie du système de sécurité. </text:p>
      <text:p text:style-name="P6"><text:tab/></text:p>
      <text:p text:style-name="P5">- Détenteur de badge</text:p>
      <text:p text:style-name="P6">Utiliser un badge pour <text:s/>demander le droit d’entrer dans une salle.</text:p>
      <text:p text:style-name="P5">Concept métier:</text:p>
      <text:list xml:id="list9033024471934360264" text:style-name="L5">
        <text:list-item>
          <text:p text:style-name="P18">Information personnelle: nom, prénom, numéro de téléphone, groupe, numéro de badge.</text:p>
        </text:list-item>
      </text:list>
      <text:p text:style-name="P6"><text:span text:style-name="T1">Spécification: </text:span>Les membres ont un badge à présenter avant d’entrer dans une salle.</text:p>
      <text:p text:style-name="P7">Lecture d’un badge et envoie le numéro de badge au système. </text:p>
      <text:p text:style-name="P6"/>
      <text:p text:style-name="P8"><text:soft-page-break/>Fonctionnalité</text:p>
      <text:p text:style-name="P6">-<text:span text:style-name="T1"> </text:span><text:span text:style-name="T1">Contrôle de cohérence</text:span></text:p>
      <text:p text:style-name="P6">Synchroniser les informations entre le système et les porteurs de badges. </text:p>
      <text:p text:style-name="P5">Concept métier:</text:p>
      <text:list xml:id="list393317330501201863" text:style-name="L6">
        <text:list-item>
          <text:p text:style-name="P19">information: adresse de badge, port lecteur associe avec, groupe que la porte associe avec, <text:s/>groupe et ses membres, personne et son numéro de badge</text:p>
        </text:list-item>
      </text:list>
      <text:p text:style-name="P5">Spécification: <text:span text:style-name="T2">Le lecteur de badge contient une carte réseau qui peut communiquer avec le système de gestion de calendrier. </text:span></text:p>
      <text:p text:style-name="P5"/>
      <text:p text:style-name="P6">- <text:span text:style-name="T1">Système de gestion de calendrier</text:span></text:p>
      <text:p text:style-name="P6">Gestion de calendrier. Mémoriser le temps et le droit de ouvert une porte pour chaque groupe.</text:p>
      <text:p text:style-name="P5">Concept métier:</text:p>
      <text:list xml:id="list8290549347499413952" text:style-name="L7">
        <text:list-item>
          <text:p text:style-name="P20">Groupe: liste des membres,nom du groupe</text:p>
        </text:list-item>
        <text:list-item>
          <text:p text:style-name="P20">type semaine: heure par heure le droit d’accès, jours en tranches horaires</text:p>
        </text:list-item>
      </text:list>
      <text:p text:style-name="P5">Spécification: <text:s/><text:span text:style-name="T2">Les informations des groupes sont dans une base de donnée. Ce système est manipulé par un logiciel avec une interface.</text:span></text:p>
      <text:p text:style-name="P6"/>
      <text:p text:style-name="P6">- <text:span text:style-name="T1">Système de gestion de groupe</text:span></text:p>
      <text:p text:style-name="P6">Mémoriser les groupes et informations pour chaque membre.</text:p>
      <text:p text:style-name="P5">Concept métier:</text:p>
      <text:list xml:id="list1234110047536447077" text:style-name="L8">
        <text:list-item>
          <text:p text:style-name="P21">membre: nom, prénom, numéro de téléphone </text:p>
        </text:list-item>
        <text:list-item>
          <text:p text:style-name="P21">groupe: nom de groupe, membres du groupe </text:p>
        </text:list-item>
      </text:list>
      <text:p text:style-name="P5">Spécification: <text:span text:style-name="T2">Ce système est manipulé par un logiciel. Qui fait gestion d'une base de donnée. Cette base de donnée contient des informations des membres et de ses groupes.</text:span></text:p>
      <text:p text:style-name="P5"/>
      <text:p text:style-name="P6">- <text:span text:style-name="T1">Système de sécurité</text:span></text:p>
      <text:p text:style-name="P6">Accéder les informations de ouvert une porte ou valider un badge. Donner l'écran de contrôle.</text:p>
      <text:p text:style-name="P5">Concept métier:</text:p>
      <text:list xml:id="list6745835519783433817" text:style-name="L9">
        <text:list-item>
          <text:p text:style-name="P22">rapport des événement: début, fin</text:p>
        </text:list-item>
        <text:list-item>
          <text:p text:style-name="P22">purger de événement: début, fin</text:p>
        </text:list-item>
        <text:list-item>
          <text:p text:style-name="P22">rapport des alarmes: période de rafraîchissement</text:p>
        </text:list-item>
        <text:list-item>
          <text:p text:style-name="P22">information d’une porte: liste des portes, état, valeur de la confidentialité, dix derniers événement </text:p>
        </text:list-item>
      </text:list>
      <text:p text:style-name="P5">Spécification: <text:span text:style-name="T2">Ce système est réalisé par un logiciel de contrôle. Le logiciel a besoin de une authentification. Après le utilisateur a le droit de demander au système le rapport des événement, rapport des alarmes..etc.</text:span></text:p>
      <text:p text:style-name="P13">Système de vente</text:p>
      <text:p text:style-name="P10"/>
      <text:p text:style-name="P11">But du système:</text:p>
      <text:p text:style-name="P12"><text:tab/>Réaliser un système de vente détail. Le client peut utiliser ce système pour payer ces articles. </text:p>
      <text:p text:style-name="P12">Puis le système renvoie les informations des articles vendu au système. </text:p>
      <text:p text:style-name="P12"/>
      <text:p text:style-name="P12"/>
      <text:p text:style-name="P5">Composition matérielle:</text:p>
      <text:list xml:id="list753951564" text:continue-list="list5110977507404523489" text:style-name="L1">
        <text:list-item>
          <text:p text:style-name="P14">Caissier</text:p>
        </text:list-item>
        <text:list-item>
          <text:p text:style-name="P14">lecteur de code à barres </text:p>
        </text:list-item>
        <text:list-item>
          <text:p text:style-name="P14">lecteur de carte bancaire</text:p>
        </text:list-item>
        <text:list-item>
          <text:p text:style-name="P14">lecteur des espaces</text:p>
        </text:list-item>
      </text:list>
      <text:p text:style-name="P5">Composition logicielle:</text:p>
      <text:list xml:id="list898923294251976083" text:style-name="L10">
        <text:list-item>
          <text:p text:style-name="P23">logiciel de gestion de vente</text:p>
        </text:list-item>
        <text:list-item>
          <text:p text:style-name="P23">logiciel de gestion de service</text:p>
        </text:list-item>
      </text:list>
      <text:p text:style-name="P12"/>
      <text:p text:style-name="P12"/>
      <text:p text:style-name="P11">Acteurs humains:</text:p>
      <text:p text:style-name="P11"/>
      <text:list xml:id="list3711342099498285420" text:style-name="L11">
        <text:list-item>
          <text:p text:style-name="P29">Le client</text:p>
          <text:p text:style-name="P26">Le client présente dans le caisse et utilise le système de vente pour payer ses articles.</text:p>
          <text:p text:style-name="P33">Concept métier:</text:p>
          <text:list>
            <text:list-item>
              <text:list>
                <text:list-item>
                  <text:p text:style-name="P24">Articles: code à barres</text:p>
                </text:list-item>
                <text:list-item>
                  <text:p text:style-name="P24">Matérielle de paiement: carte bancaire </text:p>
                </text:list-item>
              </text:list>
            </text:list-item>
          </text:list>
          <text:p text:style-name="P26"><text:span text:style-name="T1">Spécification: </text:span>Le client utilise le système de vente sur une écran avec des actions des touches. Il donner les codes à barres de chaque article au système et donne son paiement.</text:p>
          <text:p text:style-name="P26"/>
        </text:list-item>
        <text:list-item>
          <text:p text:style-name="P29">Administrateur système</text:p>
          <text:p text:style-name="P26">Fait gestion des caissier avec l'authentification. </text:p>
          <text:p text:style-name="P29">Concept métier:</text:p>
          <text:list>
            <text:list-item>
              <text:list>
                <text:list-item>
                  <text:p text:style-name="P26">Login: login, mot de passe</text:p>
                </text:list-item>
              </text:list>
            </text:list-item>
          </text:list>
        </text:list-item>
      </text:list>
      <text:p text:style-name="P12"><text:tab/><text:span text:style-name="T1">Spécification: </text:span>Gestion de chaque caisse avec son authentification. Dans un ordinateur qui contient le logiciel de vente connecté aux caisses.</text:p>
      <text:p text:style-name="P12"/>
      <text:list xml:id="list3945803794645197070" text:style-name="L13">
        <text:list-item>
          <text:p text:style-name="P31">Administrateur service</text:p>
          <text:p text:style-name="P28">Capturer les informations des articles vendu donné par le système et contrôler les stocks.</text:p>
          <text:p text:style-name="P31">Concept métier:</text:p>
          <text:list>
            <text:list-item>
              <text:list>
                <text:list-item>
                  <text:p text:style-name="P28">Informations des articles vendu: type d'article, nombre vendu</text:p>
                </text:list-item>
              </text:list>
            </text:list-item>
          </text:list>
        </text:list-item>
      </text:list>
      <text:p text:style-name="P12"><text:tab/><text:span text:style-name="T1">Spécification: </text:span>Utiliser le logiciel de service sur un ordinateur. Le logiciel reçu des informations donnés par le système de vente et enregistrer dans une base de donner.</text:p>
      <text:p text:style-name="P12"><text:tab/></text:p>
      <text:p text:style-name="P12"/>
      <text:p text:style-name="P11">Fonctionnalité</text:p>
      <text:p text:style-name="P11"/>
      <text:list xml:id="list266055618935967521" text:style-name="L12">
        <text:list-item>
          <text:p text:style-name="P30">Logiciel de vente</text:p>
          <text:p text:style-name="P27">Fait gestion de vente. Traiter les paiements et donner les informations des articles et paiements au système de service.</text:p>
          <text:p text:style-name="P30">Concept métier:</text:p>
          <text:list>
            <text:list-item>
              <text:list>
                <text:list-item>
                  <text:p text:style-name="P27">Article: nom d'article, numéro d'article</text:p>
                </text:list-item>
                <text:list-item>
                  <text:p text:style-name="P27">Paiement: montant du paiement</text:p>
                </text:list-item>
              </text:list>
            </text:list-item>
          </text:list>
          <text:p text:style-name="P27"><text:soft-page-break/><text:span text:style-name="T1">Spécification: </text:span>Le logiciel est installé sur chaque machine de caisse. Utilisé par les clients sur une écran. Le logiciel connecté au logiciel de service et donner les informations après chaque paiement.</text:p>
          <text:p text:style-name="P27"/>
        </text:list-item>
        <text:list-item>
          <text:p text:style-name="P30">Logiciel de service</text:p>
          <text:p text:style-name="P27">Reçu les informations donné par logiciel de vente. Gestion de une base de donner pour les articles.</text:p>
          <text:p text:style-name="P30">Concept métier:</text:p>
          <text:list>
            <text:list-item>
              <text:list>
                <text:list-item>
                  <text:p text:style-name="P27">Articles vendu: nom, numéro</text:p>
                </text:list-item>
                <text:list-item>
                  <text:p text:style-name="P27">stockage des articles: nombre d'articles, nom d'article</text:p>
                </text:list-item>
                <text:list-item>
                  <text:p text:style-name="P27">montant reçu: numéro de paiement, montant</text:p>
                </text:list-item>
              </text:list>
            </text:list-item>
          </text:list>
        </text:list-item>
      </text:list>
      <text:p text:style-name="P12"><text:tab/>Spécification: Le logiciel a une interface graphic pour gérer la base de donner des articles. Il reçu les informations donné par les caisse et fait mise à jour la base de donner. <text:s/></text:p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7T09:06:46.349930848</meta:creation-date>
    <dc:date>2017-11-17T14:56:13</dc:date>
    <meta:editing-duration>PT3H40M36S</meta:editing-duration>
    <meta:editing-cycles>47</meta:editing-cycles>
    <meta:generator>OpenOffice/4.1.3$Unix OpenOffice.org_project/413m1$Build-9783</meta:generator>
    <dc:creator>Yuke TANG</dc:creator>
    <meta:document-statistic meta:table-count="0" meta:image-count="0" meta:object-count="0" meta:page-count="4" meta:paragraph-count="110" meta:word-count="957" meta:character-count="5871"/>
  </office:meta>
</office:document-meta>
</file>